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2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4535in"/>
    </style:style>
    <style:style style:name="co6" style:family="table-column">
      <style:table-column-properties fo:break-before="auto" style:column-width="1.4398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1.4508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539in"/>
    </style:style>
    <style:style style:name="co14" style:family="table-column">
      <style:table-column-properties fo:break-before="auto" style:column-width="0.8283in"/>
    </style:style>
    <style:style style:name="co15" style:family="table-column">
      <style:table-column-properties fo:break-before="auto" style:column-width="0.7319in"/>
    </style:style>
    <style:style style:name="co16" style:family="table-column">
      <style:table-column-properties fo:break-before="auto" style:column-width="0.9965in"/>
    </style:style>
    <style:style style:name="co17" style:family="table-column">
      <style:table-column-properties fo:break-before="auto" style:column-width="1.2681in"/>
    </style:style>
    <style:style style:name="co18" style:family="table-column">
      <style:table-column-properties fo:break-before="auto" style:column-width="0.7217in"/>
    </style:style>
    <style:style style:name="co19" style:family="table-column">
      <style:table-column-properties fo:break-before="auto" style:column-width="0.6535in"/>
    </style:style>
    <style:style style:name="co20" style:family="table-column">
      <style:table-column-properties fo:break-before="auto" style:column-width="0.6646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2" style:family="table-cell" style:parent-style-name="Default" style:data-style-name="N122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5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</office:automatic-styles>
  <office:body>
    <office:spreadsheet>
      <table:table table:name="066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table:style-name="ce1" office:value-type="string" table:number-columns-spanned="13" table:number-rows-spanned="1">
            <text:p>ripple_066_cz.tif; S2 = 359.3; wavelength = 1.175; pixel size = 0.07113</text:p>
          </table:table-cell>
          <table:covered-table-cell table:number-columns-repeated="12"/>
          <table:table-cell table:number-columns-repeated="3"/>
        </table:table-row>
        <table:table-row table:style-name="ro4">
          <table:table-cell table:number-columns-repeated="16"/>
        </table:table-row>
        <table:table-row table:style-name="ro2">
          <table:table-cell office:value-type="string" table:number-columns-spanned="6" table:number-rows-spanned="1">
            <text:p>After rotateMData i 519 81 -0.007</text:p>
          </table:table-cell>
          <table:covered-table-cell table:number-columns-repeated="5"/>
          <table:table-cell table:number-columns-repeated="10"/>
        </table:table-row>
        <table:table-row table:style-name="ro2">
          <table:table-cell table:style-name="ce2" office:value-type="string">
            <text:p>h</text:p>
          </table:table-cell>
          <table:table-cell table:style-name="ce7" office:value-type="string">
            <text:p>k</text:p>
          </table:table-cell>
          <table:table-cell table:style-name="ce7" office:value-type="string">
            <text:p>px</text:p>
          </table:table-cell>
          <table:table-cell table:style-name="ce7" office:value-type="string">
            <text:p>pz</text:p>
          </table:table-cell>
          <table:table-cell table:style-name="ce7" office:value-type="string">
            <text:p>bkgd</text:p>
          </table:table-cell>
          <table:table-cell table:style-name="ce7" office:value-type="string">
            <text:p>box (x1 x2; y1 y2); L</text:p>
          </table:table-cell>
          <table:table-cell table:style-name="ce7" office:value-type="string">
            <text:p>I (sum); L</text:p>
          </table:table-cell>
          <table:table-cell table:style-name="ce7" office:value-type="string">
            <text:p>box (x1 x2; y1 y2); R</text:p>
          </table:table-cell>
          <table:table-cell table:style-name="ce7" office:value-type="string">
            <text:p>I (sum); R</text:p>
          </table:table-cell>
          <table:table-cell table:style-name="ce7" office:value-type="string">
            <text:p>I (avg)</text:p>
          </table:table-cell>
          <table:table-cell table:style-name="ce7" office:value-type="string">
            <text:p>qr</text:p>
          </table:table-cell>
          <table:table-cell table:style-name="ce7" office:value-type="string">
            <text:p>qz</text:p>
          </table:table-cell>
          <table:table-cell table:style-name="ce7" office:value-type="string">
            <text:p>q</text:p>
          </table:table-cell>
          <table:table-cell table:style-name="ce7" office:value-type="string">
            <text:p>corrected I</text:p>
          </table:table-cell>
          <table:table-cell table:style-name="ce7" office:value-type="string">
            <text:p>norm. |F|</text:p>
          </table:table-cell>
          <table:table-cell table:style-name="ce16"/>
        </table:table-row>
        <table:table-row table:style-name="ro4">
          <table:table-cell table:style-name="ce3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19">
            <text:p>519</text:p>
          </table:table-cell>
          <table:table-cell table:style-name="ce8" office:value-type="float" office:value="81">
            <text:p>81</text:p>
          </table:table-cell>
          <table:table-cell table:style-name="ce8" table:number-columns-repeated="6"/>
          <table:table-cell table:style-name="ce12" table:number-columns-repeated="2"/>
          <table:table-cell table:style-name="ce13"/>
          <table:table-cell table:style-name="ce8" table:number-columns-repeated="2"/>
          <table:table-cell table:style-name="ce16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77.7">
            <text:p>477.7</text:p>
          </table:table-cell>
          <table:table-cell table:style-name="ce9" office:value-type="float" office:value="175.8">
            <text:p>175.8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468 487; 172 181</text:p>
          </table:table-cell>
          <table:table-cell table:style-name="ce9" office:value-type="float" office:value="2170">
            <text:p>2170</text:p>
          </table:table-cell>
          <table:table-cell table:style-name="ce9" office:value-type="string">
            <text:p>552 571; 171 180</text:p>
          </table:table-cell>
          <table:table-cell table:style-name="ce9" office:value-type="float" office:value="1478">
            <text:p>1478</text:p>
          </table:table-cell>
          <table:table-cell table:style-name="ce9" table:formula="of:=AVERAGE([.G6];[.I6])" office:value-type="float" office:value="1824">
            <text:p>1824</text:p>
          </table:table-cell>
          <table:table-cell table:style-name="ce12" table:formula="of:=4*PI()*SIN(0.5*ATAN(([.C6]-[.$C$5])*0.07113/359.3))/1.175" office:value-type="float" office:value="-0.0437196582289933">
            <text:p>-0.0437</text:p>
          </table:table-cell>
          <table:table-cell table:style-name="ce12" table:formula="of:=4*PI()*SIN(0.5*ATAN(([.D6]-[.$D$5])*0.07113/359.3))/1.175" office:value-type="float" office:value="0.100343345826178">
            <text:p>0.1003</text:p>
          </table:table-cell>
          <table:table-cell table:style-name="ce13" table:formula="of:=SQRT([.K6]^2+[.L6]^2)" office:value-type="float" office:value="0.109454079719542">
            <text:p>0.1095</text:p>
          </table:table-cell>
          <table:table-cell table:style-name="ce14" table:formula="of:=4*PI()*PI()*ABS([.K6])*[.J6]/1.175/[.L6]" office:value-type="float" office:value="26701.4523616442">
            <text:p>26701.5</text:p>
          </table:table-cell>
          <table:table-cell table:style-name="ce15" table:formula="of:=SQRT([.N6])/SQRT([.$N$7])*100" office:value-type="float" office:value="66.3186753448698">
            <text:p>66.3</text:p>
          </table:table-cell>
          <table:table-cell table:style-name="ce10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19">
            <text:p>519</text:p>
          </table:table-cell>
          <table:table-cell table:style-name="ce10" office:value-type="float" office:value="182.5">
            <text:p>182.5</text:p>
          </table:table-cell>
          <table:table-cell table:style-name="ce10" office:value-type="float" office:value="115">
            <text:p>115</text:p>
          </table:table-cell>
          <table:table-cell table:style-name="ce10" office:value-type="string">
            <text:p>510 529; 178 187</text:p>
          </table:table-cell>
          <table:table-cell table:style-name="ce10" office:value-type="float" office:value="565100">
            <text:p>565100</text:p>
          </table:table-cell>
          <table:table-cell table:style-name="ce11"/>
          <table:table-cell table:style-name="ce10"/>
          <table:table-cell table:style-name="ce9" table:formula="of:=AVERAGE([.G7];[.I7])" office:value-type="float" office:value="565100">
            <text:p>565100</text:p>
          </table:table-cell>
          <table:table-cell table:style-name="ce12" table:formula="of:=4*PI()*SIN(0.5*ATAN(([.C7]-[.$C$5])*0.07113/359.3))/1.175" office:value-type="float" office:value="0">
            <text:p>0.0000</text:p>
          </table:table-cell>
          <table:table-cell table:style-name="ce12" table:formula="of:=4*PI()*SIN(0.5*ATAN(([.D7]-[.$D$5])*0.07113/359.3))/1.175" office:value-type="float" office:value="0.107433046463985">
            <text:p>0.1074</text:p>
          </table:table-cell>
          <table:table-cell table:style-name="ce13" table:formula="of:=SQRT([.K7]^2+[.L7]^2)" office:value-type="float" office:value="0.107433046463985">
            <text:p>0.1074</text:p>
          </table:table-cell>
          <table:table-cell table:style-name="ce15" table:formula="of:= [.L7]*[.J7]" office:value-type="float" office:value="60710.4145567979">
            <text:p>60710.4</text:p>
          </table:table-cell>
          <table:table-cell table:style-name="ce15" table:formula="of:=SQRT([.N7])/SQRT([.$N$7])*100" office:value-type="float" office:value="100">
            <text:p>100.0</text:p>
          </table:table-cell>
          <table:table-cell table:style-name="ce17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60">
            <text:p>560</text:p>
          </table:table-cell>
          <table:table-cell table:style-name="ce11" office:value-type="float" office:value="189.5">
            <text:p>189.5</text:p>
          </table:table-cell>
          <table:table-cell table:style-name="ce11" office:value-type="float" office:value="105">
            <text:p>105</text:p>
          </table:table-cell>
          <table:table-cell table:style-name="ce10" office:value-type="string">
            <text:p>468 487; 185 194</text:p>
          </table:table-cell>
          <table:table-cell office:value-type="float" office:value="669.3">
            <text:p>669.3</text:p>
          </table:table-cell>
          <table:table-cell table:style-name="ce11" office:value-type="string">
            <text:p>551 570; 185 194</text:p>
          </table:table-cell>
          <table:table-cell table:style-name="ce10" office:value-type="float" office:value="688.9">
            <text:p>688.9</text:p>
          </table:table-cell>
          <table:table-cell table:style-name="ce9" table:formula="of:=AVERAGE([.G8];[.I8])" office:value-type="float" office:value="679.1">
            <text:p>679.1</text:p>
          </table:table-cell>
          <table:table-cell table:style-name="ce12" table:formula="of:=4*PI()*SIN(0.5*ATAN(([.C8]-[.$C$5])*0.07113/359.3))/1.175" office:value-type="float" office:value="0.0434020977671829">
            <text:p>0.0434</text:p>
          </table:table-cell>
          <table:table-cell table:style-name="ce12" table:formula="of:=4*PI()*SIN(0.5*ATAN(([.D8]-[.$D$5])*0.07113/359.3))/1.175" office:value-type="float" office:value="0.114839742008905">
            <text:p>0.1148</text:p>
          </table:table-cell>
          <table:table-cell table:style-name="ce13" table:formula="of:=SQRT([.K8]^2+[.L8]^2)" office:value-type="float" office:value="0.122767701107677">
            <text:p>0.1228</text:p>
          </table:table-cell>
          <table:table-cell table:style-name="ce14" table:formula="of:=4*PI()*PI()*ABS([.K8])*[.J8]/1.175/[.L8]" office:value-type="float" office:value="8623.31227254066">
            <text:p>8623.3</text:p>
          </table:table-cell>
          <table:table-cell table:style-name="ce15" table:formula="of:=SQRT([.N8])/SQRT([.$N$7])*100" office:value-type="float" office:value="37.6882053400322">
            <text:p>37.7</text:p>
          </table:table-cell>
          <table:table-cell table:style-name="ce18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477.5">
            <text:p>477.5</text:p>
          </table:table-cell>
          <table:table-cell table:style-name="ce10" office:value-type="float" office:value="276.4">
            <text:p>276.4</text:p>
          </table:table-cell>
          <table:table-cell table:style-name="ce10" office:value-type="float" office:value="105">
            <text:p>105</text:p>
          </table:table-cell>
          <table:table-cell table:style-name="ce10" office:value-type="string">
            <text:p>467 486; 269 283</text:p>
          </table:table-cell>
          <table:table-cell table:style-name="ce10" office:value-type="float" office:value="8437">
            <text:p>8437</text:p>
          </table:table-cell>
          <table:table-cell table:style-name="ce10" office:value-type="string">
            <text:p>552 571; 269 283</text:p>
          </table:table-cell>
          <table:table-cell table:style-name="ce10" office:value-type="float" office:value="6797">
            <text:p>6797</text:p>
          </table:table-cell>
          <table:table-cell table:style-name="ce9" table:formula="of:=AVERAGE([.G9];[.I9])" office:value-type="float" office:value="7617">
            <text:p>7617</text:p>
          </table:table-cell>
          <table:table-cell table:style-name="ce12" table:formula="of:=4*PI()*SIN(0.5*ATAN(([.C9]-[.$C$5])*0.07113/359.3))/1.175" office:value-type="float" office:value="-0.0439313650109503">
            <text:p>-0.0439</text:p>
          </table:table-cell>
          <table:table-cell table:style-name="ce12" table:formula="of:=4*PI()*SIN(0.5*ATAN(([.D9]-[.$D$5])*0.07113/359.3))/1.175" office:value-type="float" office:value="0.206737194960706">
            <text:p>0.2067</text:p>
          </table:table-cell>
          <table:table-cell table:style-name="ce13" table:formula="of:=SQRT([.K9]^2+[.L9]^2)" office:value-type="float" office:value="0.211353335937586">
            <text:p>0.2114</text:p>
          </table:table-cell>
          <table:table-cell table:style-name="ce14" table:formula="of:=4*PI()*PI()*ABS([.K9])*[.J9]/1.175/[.L9]" office:value-type="float" office:value="54382.8425294737">
            <text:p>54382.8</text:p>
          </table:table-cell>
          <table:table-cell table:style-name="ce15" table:formula="of:=SQRT([.N9])/SQRT([.$N$7])*100" office:value-type="float" office:value="94.6453655055086">
            <text:p>94.6</text:p>
          </table:table-cell>
          <table:table-cell table:style-name="ce17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19">
            <text:p>519</text:p>
          </table:table-cell>
          <table:table-cell table:style-name="ce10" office:value-type="float" office:value="283">
            <text:p>283</text:p>
          </table:table-cell>
          <table:table-cell table:style-name="ce10" office:value-type="float" office:value="105">
            <text:p>105</text:p>
          </table:table-cell>
          <table:table-cell table:style-name="ce10" office:value-type="string">
            <text:p>510 529; 276 290</text:p>
          </table:table-cell>
          <table:table-cell table:style-name="ce10" office:value-type="float" office:value="66730">
            <text:p>66730</text:p>
          </table:table-cell>
          <table:table-cell table:style-name="ce10"/>
          <table:table-cell table:style-name="ce10"/>
          <table:table-cell table:style-name="ce9" table:formula="of:=AVERAGE([.G10];[.I10])" office:value-type="float" office:value="66730">
            <text:p>66730</text:p>
          </table:table-cell>
          <table:table-cell table:style-name="ce12" table:formula="of:=4*PI()*SIN(0.5*ATAN(([.C10]-[.$C$5])*0.07113/359.3))/1.175" office:value-type="float" office:value="0">
            <text:p>0.0000</text:p>
          </table:table-cell>
          <table:table-cell table:style-name="ce12" table:formula="of:=4*PI()*SIN(0.5*ATAN(([.D10]-[.$D$5])*0.07113/359.3))/1.175" office:value-type="float" office:value="0.213711903388148">
            <text:p>0.2137</text:p>
          </table:table-cell>
          <table:table-cell table:style-name="ce13" table:formula="of:=SQRT([.K10]^2+[.L10]^2)" office:value-type="float" office:value="0.213711903388148">
            <text:p>0.2137</text:p>
          </table:table-cell>
          <table:table-cell table:style-name="ce15" table:formula="of:= [.L10]*[.J10]" office:value-type="float" office:value="14260.9953130911">
            <text:p>14261.0</text:p>
          </table:table-cell>
          <table:table-cell table:style-name="ce15" table:formula="of:=SQRT([.N10])/SQRT([.$N$7])*100" office:value-type="float" office:value="48.4666853656093">
            <text:p>48.5</text:p>
          </table:table-cell>
          <table:table-cell table:style-name="ce17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60">
            <text:p>560</text:p>
          </table:table-cell>
          <table:table-cell table:style-name="ce10" office:value-type="float" office:value="289.5">
            <text:p>289.5</text:p>
          </table:table-cell>
          <table:table-cell table:style-name="ce10" office:value-type="float" office:value="105">
            <text:p>105</text:p>
          </table:table-cell>
          <table:table-cell table:style-name="ce10" office:value-type="string">
            <text:p>468 487; 283 297</text:p>
          </table:table-cell>
          <table:table-cell table:style-name="ce10" office:value-type="float" office:value="2648">
            <text:p>2648</text:p>
          </table:table-cell>
          <table:table-cell table:style-name="ce10" office:value-type="string">
            <text:p>550 569; 283 297</text:p>
          </table:table-cell>
          <table:table-cell table:style-name="ce10" office:value-type="float" office:value="2587">
            <text:p>2587</text:p>
          </table:table-cell>
          <table:table-cell table:style-name="ce9" table:formula="of:=AVERAGE([.G11];[.I11])" office:value-type="float" office:value="2617.5">
            <text:p>2617.5</text:p>
          </table:table-cell>
          <table:table-cell table:style-name="ce12" table:formula="of:=4*PI()*SIN(0.5*ATAN(([.C11]-[.$C$5])*0.07113/359.3))/1.175" office:value-type="float" office:value="0.0434020977671829">
            <text:p>0.0434</text:p>
          </table:table-cell>
          <table:table-cell table:style-name="ce12" table:formula="of:=4*PI()*SIN(0.5*ATAN(([.D11]-[.$D$5])*0.07113/359.3))/1.175" office:value-type="float" office:value="0.220580134486168">
            <text:p>0.2206</text:p>
          </table:table-cell>
          <table:table-cell table:style-name="ce13" table:formula="of:=SQRT([.K11]^2+[.L11]^2)" office:value-type="float" office:value="0.224809559006124">
            <text:p>0.2248</text:p>
          </table:table-cell>
          <table:table-cell table:style-name="ce14" table:formula="of:=4*PI()*PI()*ABS([.K11])*[.J11]/1.175/[.L11]" office:value-type="float" office:value="17304.2541171756">
            <text:p>17304.3</text:p>
          </table:table-cell>
          <table:table-cell table:style-name="ce15" table:formula="of:=SQRT([.N11])/SQRT([.$N$7])*100" office:value-type="float" office:value="53.3881464210228">
            <text:p>53.4</text:p>
          </table:table-cell>
          <table:table-cell table:style-name="ce17"/>
        </table:table-row>
        <table:table-row table:style-name="ro4">
          <table:table-cell table:style-name="ce4" office:value-type="float" office:value="3">
            <text:p>3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35">
            <text:p>435</text:p>
          </table:table-cell>
          <table:table-cell table:style-name="ce9" office:value-type="float" office:value="369.5">
            <text:p>369.5</text:p>
          </table:table-cell>
          <table:table-cell table:style-name="ce9" office:value-type="float" office:value="103">
            <text:p>103</text:p>
          </table:table-cell>
          <table:table-cell table:style-name="ce9" office:value-type="string">
            <text:p>426 445; 363 377</text:p>
          </table:table-cell>
          <table:table-cell table:style-name="ce9" office:value-type="float" office:value="866.5">
            <text:p>866.5</text:p>
          </table:table-cell>
          <table:table-cell table:style-name="ce9" office:value-type="string">
            <text:p>592 611; 363 377</text:p>
          </table:table-cell>
          <table:table-cell table:style-name="ce9" office:value-type="float" office:value="803.4">
            <text:p>803.4</text:p>
          </table:table-cell>
          <table:table-cell table:style-name="ce9" table:formula="of:=AVERAGE([.G12];[.I12])" office:value-type="float" office:value="834.95">
            <text:p>834.95</text:p>
          </table:table-cell>
          <table:table-cell table:style-name="ce12" table:formula="of:=4*PI()*SIN(0.5*ATAN(([.C12]-[.$C$5])*0.07113/359.3))/1.175" office:value-type="float" office:value="-0.0889143480497715">
            <text:p>-0.0889</text:p>
          </table:table-cell>
          <table:table-cell table:style-name="ce12" table:formula="of:=4*PI()*SIN(0.5*ATAN(([.D12]-[.$D$5])*0.07113/359.3))/1.175" office:value-type="float" office:value="0.305037304101688">
            <text:p>0.3050</text:p>
          </table:table-cell>
          <table:table-cell table:style-name="ce13" table:formula="of:=SQRT([.K12]^2+[.L12]^2)" office:value-type="float" office:value="0.317731833757245">
            <text:p>0.3177</text:p>
          </table:table-cell>
          <table:table-cell table:style-name="ce14" table:formula="of:=4*PI()*PI()*ABS([.K12])*[.J12]/1.175/[.L12]" office:value-type="float" office:value="8177.13623897504">
            <text:p>8177.1</text:p>
          </table:table-cell>
          <table:table-cell table:style-name="ce15" table:formula="of:=SQRT([.N12])/SQRT([.$N$7])*100" office:value-type="float" office:value="36.7002495708075">
            <text:p>36.7</text:p>
          </table:table-cell>
          <table:table-cell table:style-name="ce19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477">
            <text:p>477</text:p>
          </table:table-cell>
          <table:table-cell table:style-name="ce10" office:value-type="float" office:value="376.5">
            <text:p>376.5</text:p>
          </table:table-cell>
          <table:table-cell table:style-name="ce10" office:value-type="float" office:value="103">
            <text:p>103</text:p>
          </table:table-cell>
          <table:table-cell table:style-name="ce10" office:value-type="string">
            <text:p>467 486; 369 383</text:p>
          </table:table-cell>
          <table:table-cell table:style-name="ce10" office:value-type="float" office:value="4314">
            <text:p>4314</text:p>
          </table:table-cell>
          <table:table-cell table:style-name="ce10" office:value-type="string">
            <text:p>552 571; 369 383</text:p>
          </table:table-cell>
          <table:table-cell table:style-name="ce10" office:value-type="float" office:value="3743">
            <text:p>3743</text:p>
          </table:table-cell>
          <table:table-cell table:style-name="ce9" table:formula="of:=AVERAGE([.G13];[.I13])" office:value-type="float" office:value="4028.5">
            <text:p>4028.5</text:p>
          </table:table-cell>
          <table:table-cell table:style-name="ce12" table:formula="of:=4*PI()*SIN(0.5*ATAN(([.C13]-[.$C$5])*0.07113/359.3))/1.175" office:value-type="float" office:value="-0.044460631286359">
            <text:p>-0.0445</text:p>
          </table:table-cell>
          <table:table-cell table:style-name="ce12" table:formula="of:=4*PI()*SIN(0.5*ATAN(([.D13]-[.$D$5])*0.07113/359.3))/1.175" office:value-type="float" office:value="0.312419842277266">
            <text:p>0.3124</text:p>
          </table:table-cell>
          <table:table-cell table:style-name="ce13" table:formula="of:=SQRT([.K13]^2+[.L13]^2)" office:value-type="float" office:value="0.315567592732418">
            <text:p>0.3156</text:p>
          </table:table-cell>
          <table:table-cell table:style-name="ce14" table:formula="of:=4*PI()*PI()*ABS([.K13])*[.J13]/1.175/[.L13]" office:value-type="float" office:value="19262.0388354469">
            <text:p>19262.0</text:p>
          </table:table-cell>
          <table:table-cell table:style-name="ce15" table:formula="of:=SQRT([.N13])/SQRT([.$N$7])*100" office:value-type="float" office:value="56.3273769947206">
            <text:p>56.3</text:p>
          </table:table-cell>
          <table:table-cell table:style-name="ce17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383.5">
            <text:p>383.5</text:p>
          </table:table-cell>
          <table:table-cell table:style-name="ce11" office:value-type="float" office:value="103">
            <text:p>103</text:p>
          </table:table-cell>
          <table:table-cell table:style-name="ce11" office:value-type="string">
            <text:p>509 528; 377 391</text:p>
          </table:table-cell>
          <table:table-cell table:style-name="ce11" office:value-type="float" office:value="1567">
            <text:p>1567</text:p>
          </table:table-cell>
          <table:table-cell table:style-name="ce11"/>
          <table:table-cell table:style-name="ce11"/>
          <table:table-cell table:style-name="ce9" table:formula="of:=AVERAGE([.G14];[.I14])" office:value-type="float" office:value="1567">
            <text:p>1567</text:p>
          </table:table-cell>
          <table:table-cell table:style-name="ce12" table:formula="of:=4*PI()*SIN(0.5*ATAN(([.C14]-[.$C$5])*0.07113/359.3))/1.175" office:value-type="float" office:value="0">
            <text:p>0.0000</text:p>
          </table:table-cell>
          <table:table-cell table:style-name="ce12" table:formula="of:=4*PI()*SIN(0.5*ATAN(([.D14]-[.$D$5])*0.07113/359.3))/1.175" office:value-type="float" office:value="0.319801038707937">
            <text:p>0.3198</text:p>
          </table:table-cell>
          <table:table-cell table:style-name="ce13" table:formula="of:=SQRT([.K14]^2+[.L14]^2)" office:value-type="float" office:value="0.319801038707937">
            <text:p>0.3198</text:p>
          </table:table-cell>
          <table:table-cell table:style-name="ce15" table:formula="of:= [.L14]*[.J14]" office:value-type="float" office:value="501.128227655337">
            <text:p>501.1</text:p>
          </table:table-cell>
          <table:table-cell table:style-name="ce15" table:formula="of:=SQRT([.N14])/SQRT([.$N$7])*100" office:value-type="float" office:value="9.08537450715036">
            <text:p>9.1</text:p>
          </table:table-cell>
          <table:table-cell table:style-name="ce18"/>
        </table:table-row>
        <table:table-row table:style-name="ro4">
          <table:table-cell table:style-name="ce4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36">
            <text:p>436</text:p>
          </table:table-cell>
          <table:table-cell table:style-name="ce9" office:value-type="float" office:value="470.5">
            <text:p>470.5</text:p>
          </table:table-cell>
          <table:table-cell table:style-name="ce9" office:value-type="float" office:value="103">
            <text:p>103</text:p>
          </table:table-cell>
          <table:table-cell table:style-name="ce9" office:value-type="string">
            <text:p>426 445; 463 477</text:p>
          </table:table-cell>
          <table:table-cell table:style-name="ce9" office:value-type="float" office:value="1351">
            <text:p>1351</text:p>
          </table:table-cell>
          <table:table-cell table:style-name="ce9" office:value-type="string">
            <text:p>592 611; 464 478</text:p>
          </table:table-cell>
          <table:table-cell table:style-name="ce9" office:value-type="float" office:value="1175">
            <text:p>1175</text:p>
          </table:table-cell>
          <table:table-cell table:style-name="ce9" table:formula="of:=AVERAGE([.G15];[.I15])" office:value-type="float" office:value="1263">
            <text:p>1263</text:p>
          </table:table-cell>
          <table:table-cell table:style-name="ce12" table:formula="of:=4*PI()*SIN(0.5*ATAN(([.C15]-[.$C$5])*0.07113/359.3))/1.175" office:value-type="float" office:value="-0.0878560594827827">
            <text:p>-0.0879</text:p>
          </table:table-cell>
          <table:table-cell table:style-name="ce12" table:formula="of:=4*PI()*SIN(0.5*ATAN(([.D15]-[.$D$5])*0.07113/359.3))/1.175" office:value-type="float" office:value="0.411414276342011">
            <text:p>0.4114</text:p>
          </table:table-cell>
          <table:table-cell table:style-name="ce13" table:formula="of:=SQRT([.K15]^2+[.L15]^2)" office:value-type="float" office:value="0.420690377790915">
            <text:p>0.4207</text:p>
          </table:table-cell>
          <table:table-cell table:style-name="ce14" table:formula="of:=4*PI()*PI()*ABS([.K15])*[.J15]/1.175/[.L15]" office:value-type="float" office:value="9061.86489983457">
            <text:p>9061.9</text:p>
          </table:table-cell>
          <table:table-cell table:style-name="ce15" table:formula="of:=SQRT([.N15])/SQRT([.$N$7])*100" office:value-type="float" office:value="38.634668693093">
            <text:p>38.6</text:p>
          </table:table-cell>
          <table:table-cell table:style-name="ce19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478">
            <text:p>478</text:p>
          </table:table-cell>
          <table:table-cell table:style-name="ce10" office:value-type="float" office:value="477">
            <text:p>477</text:p>
          </table:table-cell>
          <table:table-cell table:style-name="ce10" office:value-type="float" office:value="103">
            <text:p>103</text:p>
          </table:table-cell>
          <table:table-cell table:style-name="ce10" office:value-type="string">
            <text:p>468 487; 471 485</text:p>
          </table:table-cell>
          <table:table-cell table:style-name="ce10" office:value-type="float" office:value="1167">
            <text:p>1167</text:p>
          </table:table-cell>
          <table:table-cell table:style-name="ce10" office:value-type="string">
            <text:p>550 569; 471 485</text:p>
          </table:table-cell>
          <table:table-cell table:style-name="ce10" office:value-type="float" office:value="1060">
            <text:p>1060</text:p>
          </table:table-cell>
          <table:table-cell table:style-name="ce9" table:formula="of:=AVERAGE([.G16];[.I16])" office:value-type="float" office:value="1113.5">
            <text:p>1113.5</text:p>
          </table:table-cell>
          <table:table-cell table:style-name="ce12" table:formula="of:=4*PI()*SIN(0.5*ATAN(([.C16]-[.$C$5])*0.07113/359.3))/1.175" office:value-type="float" office:value="-0.0434020977671829">
            <text:p>-0.0434</text:p>
          </table:table-cell>
          <table:table-cell table:style-name="ce12" table:formula="of:=4*PI()*SIN(0.5*ATAN(([.D16]-[.$D$5])*0.07113/359.3))/1.175" office:value-type="float" office:value="0.418248770300896">
            <text:p>0.4182</text:p>
          </table:table-cell>
          <table:table-cell table:style-name="ce13" table:formula="of:=SQRT([.K16]^2+[.L16]^2)" office:value-type="float" office:value="0.42049468004816">
            <text:p>0.4205</text:p>
          </table:table-cell>
          <table:table-cell table:style-name="ce14" table:formula="of:=4*PI()*PI()*ABS([.K16])*[.J16]/1.175/[.L16]" office:value-type="float" office:value="3882.29148711425">
            <text:p>3882.3</text:p>
          </table:table-cell>
          <table:table-cell table:style-name="ce15" table:formula="of:=SQRT([.N16])/SQRT([.$N$7])*100" office:value-type="float" office:value="25.287882832401">
            <text:p>25.3</text:p>
          </table:table-cell>
          <table:table-cell table:style-name="ce17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483.5">
            <text:p>483.5</text:p>
          </table:table-cell>
          <table:table-cell table:style-name="ce11" office:value-type="float" office:value="103">
            <text:p>103</text:p>
          </table:table-cell>
          <table:table-cell table:style-name="ce11" office:value-type="string">
            <text:p>510 529; 477 491</text:p>
          </table:table-cell>
          <table:table-cell table:style-name="ce11" office:value-type="float" office:value="1420">
            <text:p>1420</text:p>
          </table:table-cell>
          <table:table-cell table:style-name="ce11"/>
          <table:table-cell table:style-name="ce11"/>
          <table:table-cell table:style-name="ce9" table:formula="of:=AVERAGE([.G17];[.I17])" office:value-type="float" office:value="1420">
            <text:p>1420</text:p>
          </table:table-cell>
          <table:table-cell table:style-name="ce12" table:formula="of:=4*PI()*SIN(0.5*ATAN(([.C17]-[.$C$5])*0.07113/359.3))/1.175" office:value-type="float" office:value="0">
            <text:p>0.0000</text:p>
          </table:table-cell>
          <table:table-cell table:style-name="ce12" table:formula="of:=4*PI()*SIN(0.5*ATAN(([.D17]-[.$D$5])*0.07113/359.3))/1.175" office:value-type="float" office:value="0.425081722899105">
            <text:p>0.4251</text:p>
          </table:table-cell>
          <table:table-cell table:style-name="ce13" table:formula="of:=SQRT([.K17]^2+[.L17]^2)" office:value-type="float" office:value="0.425081722899105">
            <text:p>0.4251</text:p>
          </table:table-cell>
          <table:table-cell table:style-name="ce15" table:formula="of:= [.L17]*[.J17]" office:value-type="float" office:value="603.616046516729">
            <text:p>603.6</text:p>
          </table:table-cell>
          <table:table-cell table:style-name="ce15" table:formula="of:=SQRT([.N17])/SQRT([.$N$7])*100" office:value-type="float" office:value="9.97123126473206">
            <text:p>10.0</text:p>
          </table:table-cell>
          <table:table-cell table:style-name="ce18"/>
        </table:table-row>
        <table:table-row table:style-name="ro4">
          <table:table-cell table:style-name="ce4" office:value-type="float" office:value="5">
            <text:p>5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37">
            <text:p>437</text:p>
          </table:table-cell>
          <table:table-cell table:style-name="ce9" office:value-type="float" office:value="571.5">
            <text:p>571.5</text:p>
          </table:table-cell>
          <table:table-cell table:style-name="ce9" office:value-type="float" office:value="102.5">
            <text:p>102.5</text:p>
          </table:table-cell>
          <table:table-cell table:style-name="ce9" office:value-type="string">
            <text:p>426 445; 565 579</text:p>
          </table:table-cell>
          <table:table-cell table:style-name="ce9" office:value-type="float" office:value="814.2">
            <text:p>814.2</text:p>
          </table:table-cell>
          <table:table-cell table:style-name="ce9" office:value-type="string">
            <text:p>594 613; 565 579</text:p>
          </table:table-cell>
          <table:table-cell table:style-name="ce9" office:value-type="float" office:value="632.5">
            <text:p>632.5</text:p>
          </table:table-cell>
          <table:table-cell table:style-name="ce9" table:formula="of:=AVERAGE([.G18];[.I18])" office:value-type="float" office:value="723.35">
            <text:p>723.35</text:p>
          </table:table-cell>
          <table:table-cell table:style-name="ce12" table:formula="of:=4*PI()*SIN(0.5*ATAN(([.C18]-[.$C$5])*0.07113/359.3))/1.175" office:value-type="float" office:value="-0.0867977631722995">
            <text:p>-0.0868</text:p>
          </table:table-cell>
          <table:table-cell table:style-name="ce12" table:formula="of:=4*PI()*SIN(0.5*ATAN(([.D18]-[.$D$5])*0.07113/359.3))/1.175" office:value-type="float" office:value="0.517425202408287">
            <text:p>0.5174</text:p>
          </table:table-cell>
          <table:table-cell table:style-name="ce13" table:formula="of:=SQRT([.K18]^2+[.L18]^2)" office:value-type="float" office:value="0.524654831083229">
            <text:p>0.5247</text:p>
          </table:table-cell>
          <table:table-cell table:style-name="ce14" table:formula="of:=4*PI()*PI()*ABS([.K18])*[.J18]/1.175/[.L18]" office:value-type="float" office:value="4076.91175276023">
            <text:p>4076.9</text:p>
          </table:table-cell>
          <table:table-cell table:style-name="ce15" table:formula="of:=SQRT([.N18])/SQRT([.$N$7])*100" office:value-type="float" office:value="25.9139762424375">
            <text:p>25.9</text:p>
          </table:table-cell>
          <table:table-cell table:style-name="ce19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584.5">
            <text:p>584.5</text:p>
          </table:table-cell>
          <table:table-cell table:style-name="ce11" office:value-type="float" office:value="102.5">
            <text:p>102.5</text:p>
          </table:table-cell>
          <table:table-cell table:style-name="ce11" office:value-type="string">
            <text:p>510 529; 577 591</text:p>
          </table:table-cell>
          <table:table-cell table:style-name="ce11" office:value-type="float" office:value="1314">
            <text:p>1314</text:p>
          </table:table-cell>
          <table:table-cell table:style-name="ce11"/>
          <table:table-cell table:style-name="ce11"/>
          <table:table-cell table:style-name="ce9" table:formula="of:=AVERAGE([.G19];[.I19])" office:value-type="float" office:value="1314">
            <text:p>1314</text:p>
          </table:table-cell>
          <table:table-cell table:style-name="ce12" table:formula="of:=4*PI()*SIN(0.5*ATAN(([.C19]-[.$C$5])*0.07113/359.3))/1.175" office:value-type="float" office:value="0">
            <text:p>0.0000</text:p>
          </table:table-cell>
          <table:table-cell table:style-name="ce12" table:formula="of:=4*PI()*SIN(0.5*ATAN(([.D19]-[.$D$5])*0.07113/359.3))/1.175" office:value-type="float" office:value="0.531038843224073">
            <text:p>0.5310</text:p>
          </table:table-cell>
          <table:table-cell table:style-name="ce13" table:formula="of:=SQRT([.K19]^2+[.L19]^2)" office:value-type="float" office:value="0.531038843224073">
            <text:p>0.5310</text:p>
          </table:table-cell>
          <table:table-cell table:style-name="ce15" table:formula="of:= [.L19]*[.J19]" office:value-type="float" office:value="697.785039996433">
            <text:p>697.8</text:p>
          </table:table-cell>
          <table:table-cell table:style-name="ce15" table:formula="of:=SQRT([.N19])/SQRT([.$N$7])*100" office:value-type="float" office:value="10.7208502038067">
            <text:p>10.7</text:p>
          </table:table-cell>
          <table:table-cell table:style-name="ce18"/>
        </table:table-row>
        <table:table-row table:style-name="ro2">
          <table:table-cell office:value-type="string">
            <text:p>bkgd: subtract this value from the raw (or rotated) data</text:p>
          </table:table-cell>
          <table:table-cell table:number-columns-repeated="12"/>
          <table:table-cell table:style-name="ce14"/>
          <table:table-cell table:number-columns-repeated="2"/>
        </table:table-row>
        <table:table-row table:style-name="ro4">
          <table:table-cell office:value-type="string">
            <text:p>box: define the size and placement of a box, command entered was “box1 (x2-x1+1) (y2-y1+1)”</text:p>
          </table:table-cell>
          <table:table-cell table:number-columns-repeated="15"/>
        </table:table-row>
        <table:table-row table:style-name="ro4">
          <table:table-cell office:value-type="string">
            <text:p>I (sum): the integrated intensity reported by box1 command above</text:p>
          </table:table-cell>
          <table:table-cell table:number-columns-repeated="15"/>
        </table:table-row>
        <table:table-row table:style-name="ro4" table:number-rows-repeated="1048553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067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table:style-name="ce1" office:value-type="string" table:number-columns-spanned="11" table:number-rows-spanned="1">
            <text:p>ripple_067_cz.tif; S2 = 359.3; wavelength = 1.175; pixel size = 0.07113</text:p>
          </table:table-cell>
          <table:covered-table-cell table:number-columns-repeated="10"/>
          <table:table-cell table:number-columns-repeated="3"/>
        </table:table-row>
        <table:table-row table:style-name="ro4">
          <table:table-cell table:number-columns-repeated="14"/>
        </table:table-row>
        <table:table-row table:style-name="ro2">
          <table:table-cell office:value-type="string" table:number-columns-spanned="6" table:number-rows-spanned="1">
            <text:p>After rotateMData i 519 81 -0.007</text:p>
          </table:table-cell>
          <table:covered-table-cell table:number-columns-repeated="5"/>
          <table:table-cell table:number-columns-repeated="8"/>
        </table:table-row>
        <table:table-row table:style-name="ro2">
          <table:table-cell table:style-name="ce2" office:value-type="string">
            <text:p>h</text:p>
          </table:table-cell>
          <table:table-cell table:style-name="ce7" office:value-type="string">
            <text:p>k</text:p>
          </table:table-cell>
          <table:table-cell table:style-name="ce7" office:value-type="string">
            <text:p>px</text:p>
          </table:table-cell>
          <table:table-cell table:style-name="ce7" office:value-type="string">
            <text:p>pz</text:p>
          </table:table-cell>
          <table:table-cell table:style-name="ce7" office:value-type="string">
            <text:p>bkgd</text:p>
          </table:table-cell>
          <table:table-cell table:style-name="ce7" office:value-type="string">
            <text:p>box (x1 x2; y1 y2)</text:p>
          </table:table-cell>
          <table:table-cell table:style-name="ce7" office:value-type="string">
            <text:p>I (sum); L</text:p>
          </table:table-cell>
          <table:table-cell table:style-name="ce7" office:value-type="string">
            <text:p>I(sum); R</text:p>
          </table:table-cell>
          <table:table-cell table:style-name="ce7" office:value-type="string">
            <text:p>qr</text:p>
          </table:table-cell>
          <table:table-cell table:style-name="ce7" office:value-type="string">
            <text:p>qz</text:p>
          </table:table-cell>
          <table:table-cell table:style-name="ce7" office:value-type="string">
            <text:p>q</text:p>
          </table:table-cell>
          <table:table-cell table:style-name="ce7" office:value-type="string">
            <text:p>corrected I</text:p>
          </table:table-cell>
          <table:table-cell table:style-name="ce7" office:value-type="string">
            <text:p>norm. |F|</text:p>
          </table:table-cell>
          <table:table-cell table:style-name="ce16"/>
        </table:table-row>
        <table:table-row table:style-name="ro4">
          <table:table-cell table:style-name="ce3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20">
            <text:p>520</text:p>
          </table:table-cell>
          <table:table-cell table:style-name="ce8" office:value-type="float" office:value="31">
            <text:p>31</text:p>
          </table:table-cell>
          <table:table-cell table:style-name="ce8" table:number-columns-repeated="4"/>
          <table:table-cell table:style-name="ce12" table:number-columns-repeated="2"/>
          <table:table-cell table:style-name="ce13"/>
          <table:table-cell table:style-name="ce8" table:number-columns-repeated="2"/>
          <table:table-cell table:style-name="ce16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78">
            <text:p>478</text:p>
          </table:table-cell>
          <table:table-cell table:style-name="ce9" office:value-type="float" office:value="179.5">
            <text:p>179.5</text:p>
          </table:table-cell>
          <table:table-cell table:style-name="ce9" office:value-type="float" office:value="107">
            <text:p>107</text:p>
          </table:table-cell>
          <table:table-cell table:style-name="ce9"/>
          <table:table-cell table:style-name="ce9"/>
          <table:table-cell table:style-name="ce9"/>
          <table:table-cell table:style-name="ce12" table:formula="of:=4*PI()*SIN(0.5*ATAN(([.C6]-[.$C$5])*0.07113/359.3))/1.175" office:value-type="float" office:value="-0.044460631286359">
            <text:p>-0.0445</text:p>
          </table:table-cell>
          <table:table-cell table:style-name="ce12" table:formula="of:=4*PI()*SIN(0.5*ATAN(([.D6]-[.$D$5])*0.07113/359.3))/1.175" office:value-type="float" office:value="0.157153243529305">
            <text:p>0.1572</text:p>
          </table:table-cell>
          <table:table-cell table:style-name="ce13" table:formula="of:=SQRT([.I6]^2+[.J6]^2)" office:value-type="float" office:value="0.163321430578362">
            <text:p>0.1633</text:p>
          </table:table-cell>
          <table:table-cell table:style-name="ce14" table:formula="of:=4*PI()*PI()*ABS([.I6])*[.G6]/1.175/[.J6]" office:value-type="float" office:value="0">
            <text:p>0.0</text:p>
          </table:table-cell>
          <table:table-cell table:style-name="ce10" table:formula="of:=SQRT([.L6])/SQRT([.$L$7])*100" office:value-type="float" office:value="0">
            <text:p>#DIV/0!</text:p>
          </table:table-cell>
          <table:table-cell table:style-name="ce10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20">
            <text:p>520</text:p>
          </table:table-cell>
          <table:table-cell table:style-name="ce10" office:value-type="float" office:value="185">
            <text:p>185</text:p>
          </table:table-cell>
          <table:table-cell table:style-name="ce10" office:value-type="float" office:value="102">
            <text:p>102</text:p>
          </table:table-cell>
          <table:table-cell table:style-name="ce10"/>
          <table:table-cell table:style-name="ce10"/>
          <table:table-cell/>
          <table:table-cell table:style-name="ce12" table:formula="of:=4*PI()*SIN(0.5*ATAN(([.C7]-[.$C$5])*0.07113/359.3))/1.175" office:value-type="float" office:value="0">
            <text:p>0.0000</text:p>
          </table:table-cell>
          <table:table-cell table:style-name="ce12" table:formula="of:=4*PI()*SIN(0.5*ATAN(([.D7]-[.$D$5])*0.07113/359.3))/1.175" office:value-type="float" office:value="0.162969752354133">
            <text:p>0.1630</text:p>
          </table:table-cell>
          <table:table-cell table:style-name="ce13" table:formula="of:=SQRT([.I7]^2+[.J7]^2)" office:value-type="float" office:value="0.162969752354133">
            <text:p>0.1630</text:p>
          </table:table-cell>
          <table:table-cell table:style-name="ce15" table:formula="of:= [.J7]*[.G7]" office:value-type="float" office:value="0">
            <text:p>0.0</text:p>
          </table:table-cell>
          <table:table-cell table:style-name="ce10" table:formula="of:=SQRT([.L7])/SQRT([.$L$7])*100" office:value-type="float" office:value="0">
            <text:p>#DIV/0!</text:p>
          </table:table-cell>
          <table:table-cell table:style-name="ce17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61">
            <text:p>561</text:p>
          </table:table-cell>
          <table:table-cell table:style-name="ce11" office:value-type="float" office:value="191">
            <text:p>191</text:p>
          </table:table-cell>
          <table:table-cell table:style-name="ce11" office:value-type="float" office:value="102">
            <text:p>102</text:p>
          </table:table-cell>
          <table:table-cell table:style-name="ce11"/>
          <table:table-cell table:style-name="ce10" office:value-type="float" office:value="4895">
            <text:p>4895</text:p>
          </table:table-cell>
          <table:table-cell table:style-name="ce10"/>
          <table:table-cell table:style-name="ce12" table:formula="of:=4*PI()*SIN(0.5*ATAN(([.C8]-[.$C$5])*0.07113/359.3))/1.175" office:value-type="float" office:value="0.0434020977671829">
            <text:p>0.0434</text:p>
          </table:table-cell>
          <table:table-cell table:style-name="ce12" table:formula="of:=4*PI()*SIN(0.5*ATAN(([.D8]-[.$D$5])*0.07113/359.3))/1.175" office:value-type="float" office:value="0.169314539201481">
            <text:p>0.1693</text:p>
          </table:table-cell>
          <table:table-cell table:style-name="ce13" table:formula="of:=SQRT([.I8]^2+[.J8]^2)" office:value-type="float" office:value="0.174788887734895">
            <text:p>0.1748</text:p>
          </table:table-cell>
          <table:table-cell table:style-name="ce14" table:formula="of:=4*PI()*PI()*ABS([.I8])*[.G8]/1.175/[.J8]" office:value-type="float" office:value="42159.0711738503">
            <text:p>42159.1</text:p>
          </table:table-cell>
          <table:table-cell table:style-name="ce10" table:formula="of:=SQRT([.L8])/SQRT([.$L$7])*100" office:value-type="float" office:value="0">
            <text:p>#DIV/0!</text:p>
          </table:table-cell>
          <table:table-cell table:style-name="ce18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9" office:value-type="float" office:value="-2">
            <text:p>-2</text:p>
          </table:table-cell>
          <table:table-cell table:style-name="ce9" table:number-columns-repeated="4"/>
          <table:table-cell table:style-name="ce11" table:number-columns-repeated="2"/>
          <table:table-cell table:style-name="ce12" table:number-columns-repeated="2"/>
          <table:table-cell table:style-name="ce13"/>
          <table:table-cell table:style-name="ce14"/>
          <table:table-cell table:style-name="ce10"/>
          <table:table-cell table:style-name="ce19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0" office:value-type="float" office:value="-1">
            <text:p>-1</text:p>
          </table:table-cell>
          <table:table-cell table:style-name="ce10" table:number-columns-repeated="6"/>
          <table:table-cell table:style-name="ce12" table:number-columns-repeated="2"/>
          <table:table-cell table:style-name="ce13"/>
          <table:table-cell table:style-name="ce14"/>
          <table:table-cell table:style-name="ce10"/>
          <table:table-cell table:style-name="ce17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6"/>
          <table:table-cell table:style-name="ce12" table:number-columns-repeated="2"/>
          <table:table-cell table:style-name="ce13"/>
          <table:table-cell table:style-name="ce15"/>
          <table:table-cell table:style-name="ce10"/>
          <table:table-cell table:style-name="ce17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6"/>
          <table:table-cell table:style-name="ce12" table:number-columns-repeated="2"/>
          <table:table-cell table:style-name="ce13"/>
          <table:table-cell table:style-name="ce14"/>
          <table:table-cell table:style-name="ce10"/>
          <table:table-cell table:style-name="ce17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6"/>
          <table:table-cell table:style-name="ce12" table:number-columns-repeated="2"/>
          <table:table-cell table:style-name="ce13"/>
          <table:table-cell table:style-name="ce14"/>
          <table:table-cell table:style-name="ce10"/>
          <table:table-cell table:style-name="ce18"/>
        </table:table-row>
        <table:table-row table:style-name="ro4">
          <table:table-cell table:style-name="ce4" office:value-type="float" office:value="3">
            <text:p>3</text:p>
          </table:table-cell>
          <table:table-cell table:style-name="ce9" office:value-type="float" office:value="-2">
            <text:p>-2</text:p>
          </table:table-cell>
          <table:table-cell table:style-name="ce9" table:number-columns-repeated="6"/>
          <table:table-cell table:style-name="ce12" table:number-columns-repeated="2"/>
          <table:table-cell table:style-name="ce13"/>
          <table:table-cell table:style-name="ce14"/>
          <table:table-cell table:style-name="ce10"/>
          <table:table-cell table:style-name="ce19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0" office:value-type="float" office:value="-1">
            <text:p>-1</text:p>
          </table:table-cell>
          <table:table-cell table:style-name="ce10" table:number-columns-repeated="6"/>
          <table:table-cell table:style-name="ce12" table:number-columns-repeated="2"/>
          <table:table-cell table:style-name="ce13"/>
          <table:table-cell table:style-name="ce14"/>
          <table:table-cell table:style-name="ce10"/>
          <table:table-cell table:style-name="ce17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6"/>
          <table:table-cell table:style-name="ce12" table:number-columns-repeated="2"/>
          <table:table-cell table:style-name="ce13"/>
          <table:table-cell table:style-name="ce15"/>
          <table:table-cell table:style-name="ce10"/>
          <table:table-cell table:style-name="ce18"/>
        </table:table-row>
        <table:table-row table:style-name="ro4">
          <table:table-cell table:style-name="ce4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style-name="ce9" table:number-columns-repeated="6"/>
          <table:table-cell table:style-name="ce12" table:number-columns-repeated="2"/>
          <table:table-cell table:style-name="ce13"/>
          <table:table-cell table:style-name="ce14"/>
          <table:table-cell table:style-name="ce10"/>
          <table:table-cell table:style-name="ce19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0" office:value-type="float" office:value="-1">
            <text:p>-1</text:p>
          </table:table-cell>
          <table:table-cell table:style-name="ce10" table:number-columns-repeated="6"/>
          <table:table-cell table:style-name="ce12" table:number-columns-repeated="2"/>
          <table:table-cell table:style-name="ce13"/>
          <table:table-cell table:style-name="ce14"/>
          <table:table-cell table:style-name="ce10"/>
          <table:table-cell table:style-name="ce17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6"/>
          <table:table-cell table:style-name="ce12" table:number-columns-repeated="2"/>
          <table:table-cell table:style-name="ce13"/>
          <table:table-cell table:style-name="ce15"/>
          <table:table-cell table:style-name="ce10"/>
          <table:table-cell table:style-name="ce18"/>
        </table:table-row>
        <table:table-row table:style-name="ro4">
          <table:table-cell table:style-name="ce20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6"/>
          <table:table-cell table:style-name="ce12" table:number-columns-repeated="2"/>
          <table:table-cell table:style-name="ce13"/>
          <table:table-cell table:style-name="ce15"/>
          <table:table-cell table:style-name="ce10"/>
          <table:table-cell table:style-name="ce22"/>
        </table:table-row>
        <table:table-row table:style-name="ro2">
          <table:table-cell office:value-type="string">
            <text:p>bkgd: subtract this value from the raw (or rotated) data</text:p>
          </table:table-cell>
          <table:table-cell table:number-columns-repeated="13"/>
        </table:table-row>
        <table:table-row table:style-name="ro4">
          <table:table-cell office:value-type="string">
            <text:p>box: define the size and placement of a box, command entered was “box1 (x2-x1+1) (y2-y1+1)”</text:p>
          </table:table-cell>
          <table:table-cell table:number-columns-repeated="13"/>
        </table:table-row>
        <table:table-row table:style-name="ro4">
          <table:table-cell office:value-type="string">
            <text:p>I (sum): the integrated intensity reported by box1 command above</text:p>
          </table:table-cell>
          <table:table-cell table:number-columns-repeated="13"/>
        </table:table-row>
        <table:table-row table:style-name="ro4" table:number-rows-repeated="1048552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Sheet3" table:style-name="ta1">
        <table:table-column table:style-name="co1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okusei </meta:initial-creator>
    <meta:creation-date>2014-04-25T16:54:47</meta:creation-date>
    <meta:generator>LibreOffice/3.5$Linux_x86 LibreOffice_project/350m1$Build-2</meta:generator>
    <dc:date>2014-04-27T22:23:30</dc:date>
    <dc:creator>unkokusei </dc:creator>
    <meta:editing-duration>PT1H33M24S</meta:editing-duration>
    <meta:editing-cycles>35</meta:editing-cycles>
    <meta:document-statistic meta:table-count="3" meta:cell-count="308" meta:object-count="0"/>
  </office:meta>
</office:document-meta>
</file>